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2b964" officeooo:paragraph-rsid="0008c6cf"/>
    </style:style>
    <style:style style:name="P3" style:family="paragraph" style:parent-style-name="Standard">
      <style:text-properties officeooo:rsid="0002b964" officeooo:paragraph-rsid="0010ac6b"/>
    </style:style>
    <style:style style:name="P4" style:family="paragraph" style:parent-style-name="Standard">
      <style:text-properties officeooo:rsid="000419d8" officeooo:paragraph-rsid="000419d8"/>
    </style:style>
    <style:style style:name="P5" style:family="paragraph" style:parent-style-name="Standard">
      <style:text-properties officeooo:rsid="000419d8" officeooo:paragraph-rsid="0002b964"/>
    </style:style>
    <style:style style:name="P6" style:family="paragraph" style:parent-style-name="Standard">
      <style:text-properties officeooo:rsid="00065ca6" officeooo:paragraph-rsid="00065ca6"/>
    </style:style>
    <style:style style:name="P7" style:family="paragraph" style:parent-style-name="Standard">
      <style:text-properties officeooo:rsid="00065ca6" officeooo:paragraph-rsid="000d2c2a"/>
    </style:style>
    <style:style style:name="P8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9" style:family="paragraph" style:parent-style-name="Standard">
      <style:text-properties officeooo:rsid="00151bad" officeooo:paragraph-rsid="000a4901"/>
    </style:style>
    <style:style style:name="P10" style:family="paragraph" style:parent-style-name="Standard">
      <style:text-properties officeooo:rsid="000b8aa5" officeooo:paragraph-rsid="000b8aa5"/>
    </style:style>
    <style:style style:name="P11" style:family="paragraph" style:parent-style-name="Standard">
      <style:text-properties officeooo:rsid="000d2c2a" officeooo:paragraph-rsid="000d2c2a"/>
    </style:style>
    <style:style style:name="P12" style:family="paragraph" style:parent-style-name="Standard">
      <style:text-properties officeooo:rsid="000a4901" officeooo:paragraph-rsid="000a4901"/>
    </style:style>
    <style:style style:name="P13" style:family="paragraph" style:parent-style-name="Standard">
      <style:text-properties officeooo:rsid="0010ac6b" officeooo:paragraph-rsid="0010ac6b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d2c2a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0d2c2a" officeooo:paragraph-rsid="000d2c2a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065ca6" officeooo:paragraph-rsid="000d2c2a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d2c2a" officeooo:paragraph-rsid="000d2c2a"/>
    </style:style>
    <style:style style:name="P20" style:family="paragraph" style:parent-style-name="Standard">
      <style:paragraph-properties fo:break-before="page"/>
      <style:text-properties officeooo:rsid="0002b964" officeooo:paragraph-rsid="0002b964"/>
    </style:style>
    <style:style style:name="P21" style:family="paragraph" style:parent-style-name="Standard">
      <style:paragraph-properties fo:break-before="page"/>
      <style:text-properties officeooo:rsid="00065ca6" officeooo:paragraph-rsid="000d2c2a"/>
    </style:style>
    <style:style style:name="P22" style:family="paragraph" style:parent-style-name="Standard">
      <style:text-properties officeooo:rsid="0002b964" officeooo:paragraph-rsid="0002b964"/>
    </style:style>
    <style:style style:name="P23" style:family="paragraph" style:parent-style-name="Standard">
      <style:text-properties officeooo:rsid="00117f33" officeooo:paragraph-rsid="0002b964"/>
    </style:style>
    <style:style style:name="P24" style:family="paragraph" style:parent-style-name="Standard">
      <style:text-properties officeooo:rsid="00117f33" officeooo:paragraph-rsid="00117f33"/>
    </style:style>
    <style:style style:name="T1" style:family="text">
      <style:text-properties officeooo:rsid="0008c6cf"/>
    </style:style>
    <style:style style:name="T2" style:family="text">
      <style:text-properties officeooo:rsid="000d2c2a"/>
    </style:style>
    <style:style style:name="T3" style:family="text">
      <style:text-properties officeooo:rsid="0010ac6b"/>
    </style:style>
    <style:style style:name="T4" style:family="text">
      <style:text-properties officeooo:rsid="00117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ilding pihpsdr <text:span text:style-name="T4">(version 1.2)</text:span></text:p>
      <text:p text:style-name="P8"/>
      <text:p text:style-name="P1">Either open a terminal window or ssh into the computer.</text:p>
      <text:p text:style-name="P5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"><text:s text:c="4"/><text:span text:style-name="T1">sudo apt-get install libasound2-dev</text:span></text:p>
      <text:p text:style-name="P3"><text:s text:c="4"/><text:span text:style-name="T3">sudo apt-get install libusb-1.0-0-dev</text:span></text:p>
      <text:p text:style-name="P12"><text:s text:c="4"/>sudo apt-get install wiringPi</text:p>
      <text:p text:style-name="P9"/>
      <text:p text:style-name="P4">If you do not have git already installed then enter the following command:</text:p>
      <text:p text:style-name="P4"/>
      <text:p text:style-name="P4"><text:s text:c="4"/>sudo apt-get install git</text:p>
      <text:p text:style-name="P4"/>
      <text:p text:style-name="P13">Create a directory for <text:s/>cloning the source into:</text:p>
      <text:p text:style-name="P13"/>
      <text:p text:style-name="P13"><text:s text:c="4"/>mkdir git<text:span text:style-name="T4">hub</text:span></text:p>
      <text:p text:style-name="P13"/>
      <text:p text:style-name="P1">To download the source code enter the following commands:</text:p>
      <text:p text:style-name="P1"/>
      <text:p text:style-name="P1"><text:s text:c="4"/><text:span text:style-name="T3">cd github</text:span></text:p>
      <text:p text:style-name="P1"/>
      <text:p text:style-name="P1"><text:s text:c="4"/>git clone https://github.com/g0orx/wdsp</text:p>
      <text:p text:style-name="P1"><text:s text:c="4"/>git clone https://github.com/g0orx/pihpsdr</text:p>
      <text:p text:style-name="P1"/>
      <text:p text:style-name="P4">If you get an error saying “server certificate verification failed” you need to install the CA Certificates using the following command and then repeat the above commands:</text:p>
      <text:p text:style-name="P4"/>
      <text:p text:style-name="P4"><text:s text:c="4"/>sudo apt-get install ca-certificates</text:p>
      <text:p text:style-name="P4"><text:s/></text:p>
      <text:p text:style-name="P1"/>
      <text:p text:style-name="P1">You should now have a wdsp and pihpsdr directory <text:span text:style-name="T3">in the git directory</text:span>.</text:p>
      <text:p text:style-name="P1"/>
      <text:p text:style-name="P1">cd into the wdsp directory and run the <text:span text:style-name="T3">make </text:span>command:</text:p>
      <text:p text:style-name="P1"><text:s text:c="2"/></text:p>
      <text:p text:style-name="P1"><text:s text:c="4"/><text:span text:style-name="T3">cd wdsp</text:span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20"/>
      <text:p text:style-name="P1">Now cd into the pihpsdr directory:</text:p>
      <text:p text:style-name="P1"/>
      <text:p text:style-name="P1"><text:s text:c="2"/><text:span text:style-name="T3">cd ..</text:span></text:p>
      <text:p text:style-name="P1"><text:s text:c="2"/><text:span text:style-name="T3">cd pihpsdr</text:span></text:p>
      <text:p text:style-name="P1"/>
      <text:p text:style-name="P13">The Makefile is setup to compile the current release version of pihpsdr for the Raspberry Pi. See below for building on other platforms.</text:p>
      <text:p text:style-name="P10"/>
      <text:p text:style-name="P1"><text:span text:style-name="T3">To build pihpsdr </text:span>run the <text:span text:style-name="T3">make </text:span>command:</text:p>
      <text:p text:style-name="P1"/>
      <text:p text:style-name="P1"><text:s text:c="4"/>make</text:p>
      <text:p text:style-name="P1"/>
      <text:p text:style-name="P1">If all is OK you should have pihpsdr built in the current directory. <text:s/>Run the following command:</text:p>
      <text:p text:style-name="P1"/>
      <text:p text:style-name="P1"><text:s text:c="4"/>make <text:span text:style-name="T4">release</text:span></text:p>
      <text:p text:style-name="P1"/>
      <text:p text:style-name="P1">This will copy pihpsdr into the <text:span text:style-name="T4">release/pihpsdr</text:span> directory <text:span text:style-name="T4">and create the pihpsdr.tar and pihpsdr-v1.2.tar release files for installing pihpsdr.</text:span></text:p>
      <text:p text:style-name="P23"/>
      <text:p text:style-name="P24">To install the release, copy the release tar file (pihpsdr.tar) to you home directory:</text:p>
      <text:p text:style-name="P24"/>
      <text:p text:style-name="P24"><text:s text:c="4"/>cp release/pihpsdr.tar ~</text:p>
      <text:p text:style-name="P24"/>
      <text:p text:style-name="P24">Change directory to your home directory and <text:s/>extract the tar file (this wil create a pihpsdr directory in your home directory):</text:p>
      <text:p text:style-name="P24"/>
      <text:p text:style-name="P24"><text:s text:c="4"/>cd ~</text:p>
      <text:p text:style-name="P24"><text:s text:c="4"/>tar xvf pihpsdr.tar</text:p>
      <text:p text:style-name="P24"/>
      <text:p text:style-name="P24">Install pihpsdr. <text:s/>This will copy the shared libraries to /usr/local/lib and pihpsdr to /usr/local/bin:</text:p>
      <text:p text:style-name="P24"/>
      <text:p text:style-name="P24"><text:s text:c="4"/>cd pihpsdr</text:p>
      <text:p text:style-name="P24"><text:s text:c="5"/>./install.sh</text:p>
      <text:p text:style-name="P24"/>
      <text:p text:style-name="P24"><text:s text:c="4"/></text:p>
      <text:p text:style-name="P1">To run the application enter the following commands:</text:p>
      <text:p text:style-name="P1"/>
      <text:p text:style-name="P1"><text:s text:c="4"/><text:span text:style-name="T4">cd ~/pihpsdr</text:span></text:p>
      <text:p text:style-name="P1"><text:s text:c="4"/><text:span text:style-name="T4">sudo pihpsdr</text:span></text:p>
      <text:p text:style-name="P1"/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20"/>
      <text:p text:style-name="P13">To build pihpsdr on other platforms all that should be required is to comment out the GPIO define:</text:p>
      <text:p text:style-name="P13"/>
      <text:p text:style-name="P13">#GPIO_INCLUDE=GPIO</text:p>
      <text:p text:style-name="P13"/>
      <text:p text:style-name="P6"/>
      <text:p text:style-name="P6"/>
      <text:p text:style-name="P6">The Makefile now contains the build options to include FreeDV as a built in mode.</text:p>
      <text:p text:style-name="P6"/>
      <text:p text:style-name="P6">To build piHPSDR with the FreeDV option you will have to download, build and install the codec2 library and headers.</text:p>
      <text:p text:style-name="P6"/>
      <text:p text:style-name="P6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6"><text:s/></text:p>
      <text:p text:style-name="P6">To include FreeDV in the piHPSDR build uncomment the line in the Makefile:</text:p>
      <text:p text:style-name="P6"/>
      <text:p text:style-name="P16"># uncomment the line to below include support for FreeDV codec2</text:p>
      <text:p text:style-name="P16">#FREEDV_INCLUDE=FREEDV</text:p>
      <text:p text:style-name="P6"/>
      <text:p text:style-name="P6">Change to:</text:p>
      <text:p text:style-name="P6"/>
      <text:p text:style-name="P16"># uncomment the line to below include support for FreeDV codec2</text:p>
      <text:p text:style-name="P16">FREEDV_INCLUDE=FREEDV</text:p>
      <text:p text:style-name="P14"/>
      <text:p text:style-name="P17">Then run the commands:</text:p>
      <text:p text:style-name="P14"/>
      <text:p text:style-name="P14">make clean</text:p>
      <text:p text:style-name="P14">make</text:p>
      <text:p text:style-name="P14">make install</text:p>
      <text:p text:style-name="P14"/>
      <text:p text:style-name="P17"/>
      <text:p text:style-name="P21">The Makefile now contains the build options to include <text:span text:style-name="T2">psk31 </text:span>as a built in mode.</text:p>
      <text:p text:style-name="P7"/>
      <text:p text:style-name="P7">To build piHPSDR with the psk31 <text:span text:style-name="T2">opti</text:span>on you will have to download, build and install the <text:span text:style-name="T2">psk</text:span> library and headers.</text:p>
      <text:p text:style-name="P7"/>
      <text:p text:style-name="P11">The source code can be downloaded using git:</text:p>
      <text:p text:style-name="P11"/>
      <text:p text:style-name="P16">git clone <text:a xlink:type="simple" xlink:href="https://github.com/ahopper/PSKCoreSDR" text:style-name="Internet_20_link" text:visited-style-name="Visited_20_Internet_20_Link">https://github.com/ahopper/PSKCoreSDR</text:a></text:p>
      <text:p text:style-name="P16"/>
      <text:p text:style-name="P19">To build:</text:p>
      <text:p text:style-name="P19"/>
      <text:p text:style-name="P16">cd PSKCoreSDR/PSKCoreSDR</text:p>
      <text:p text:style-name="P16">make</text:p>
      <text:p text:style-name="P16">sudo make install</text:p>
      <text:p text:style-name="P7"><text:s/></text:p>
      <text:p text:style-name="P7">To include <text:span text:style-name="T2">psk31</text:span> in the piHPSDR build uncomment the line in the Makefile:</text:p>
      <text:p text:style-name="P7"/>
      <text:p text:style-name="P16"># uncomment the line below to include support for psk31</text:p>
      <text:p text:style-name="P16">#PSK_INCLUDE=PSK</text:p>
      <text:p text:style-name="P7"/>
      <text:p text:style-name="P7">Change to:</text:p>
      <text:p text:style-name="P7"/>
      <text:p text:style-name="P16"># uncomment the line below to include support for psk31</text:p>
      <text:p text:style-name="P16">PSK_INCLUDE=PSK</text:p>
      <text:p text:style-name="P15"/>
      <text:p text:style-name="P18">Then run the commands:</text:p>
      <text:p text:style-name="P15"/>
      <text:p text:style-name="P15">make clean</text:p>
      <text:p text:style-name="P15">make</text:p>
      <text:p text:style-name="P15">make install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7-11-12T11:10:28.252445386</dc:date>
    <meta:editing-duration>PT19H54M27S</meta:editing-duration>
    <meta:editing-cycles>12</meta:editing-cycles>
    <meta:generator>LibreOffice/4.3.3.2$Linux_ARM_EABI LibreOffice_project/430m0$Build-2</meta:generator>
    <meta:document-statistic meta:table-count="0" meta:image-count="0" meta:object-count="0" meta:page-count="4" meta:paragraph-count="85" meta:word-count="576" meta:character-count="3709" meta:non-whitespace-character-count="3096"/>
  </office:meta>
</office:document-meta>
</file>